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D00000041CF12ABB483087ED8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Betegarririk_20_eta_20_marrarik_20_gabeko_20_objektu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frame draw:style-name="gr1" draw:text-style-name="P1" draw:layer="layout" svg:width="18.999cm" svg:height="9.992cm" svg:x="1cm" svg:y="2.008cm">
          <draw:image xlink:href="Pictures/10000000000007D00000041CF12ABB483087ED8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deg" draw:border="0%"/>
    <draw:gradient draw:name="Beteta" draw:style="linear" draw:start-color="#ffffff" draw:end-color="#cccccc" draw:start-intensity="100%" draw:end-intensity="100%" draw:angle="30deg" draw:border="0%"/>
    <draw:gradient draw:name="Formak" draw:style="rectangular" draw:cx="50%" draw:cy="50%" draw:start-color="#cccccc" draw:end-color="#ffffff" draw:start-intensity="100%" draw:end-intensity="100%" draw:angle="0deg" draw:border="0%"/>
    <draw:gradient draw:name="Gorriz_20_betea" draw:display-name="Gorriz betea" draw:style="linear" draw:start-color="#ff6d6d" draw:end-color="#c9211e" draw:start-intensity="100%" draw:end-intensity="100%" draw:angle="30deg" draw:border="0%"/>
    <draw:gradient draw:name="Horiz_20_betea" draw:display-name="Horiz betea" draw:style="linear" draw:start-color="#ffde59" draw:end-color="#b47804" draw:start-intensity="100%" draw:end-intensity="100%" draw:angle="30deg" draw:border="0%"/>
    <draw:gradient draw:name="Urdinez_20_betea" draw:display-name="Urdinez betea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dc:date>2023-06-28T12:49:43.380322026</dc:date>
    <meta:editing-duration>PT46S</meta:editing-duration>
    <meta:editing-cycles>1</meta:editing-cycles>
    <meta:document-statistic meta:object-count="1"/>
  </office:meta>
</office:document-meta>
</file>